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9c0" officeooo:paragraph-rsid="001af9c0"/>
    </style:style>
    <style:style style:name="P2" style:family="paragraph" style:parent-style-name="Standard">
      <style:text-properties officeooo:rsid="001cd1a9" officeooo:paragraph-rsid="001cd1a9"/>
    </style:style>
    <style:style style:name="P3" style:family="paragraph" style:parent-style-name="Standard">
      <style:text-properties officeooo:rsid="001f0e7d" officeooo:paragraph-rsid="001f0e7d"/>
    </style:style>
    <style:style style:name="P4" style:family="paragraph" style:parent-style-name="Standard">
      <style:text-properties officeooo:rsid="001f3ce4" officeooo:paragraph-rsid="001f3ce4"/>
    </style:style>
    <style:style style:name="P5" style:family="paragraph" style:parent-style-name="Standard">
      <style:text-properties officeooo:rsid="002126ea" officeooo:paragraph-rsid="002126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On a vu :</text:p>
      <text:p text:style-name="P1">les args sont dans</text:p>
      <text:p text:style-name="P1"><text:tab/>8(%ebp)<text:tab/>le premier</text:p>
      <text:p text:style-name="P1"><text:tab/>12(%ebp)<text:tab/>le 2eme</text:p>
      <text:p text:style-name="P1"/>
      <text:p text:style-name="P1"/>
      <text:p text:style-name="P1"/>
      <text:p text:style-name="P1">Trois instructions cruciales du prologue d'une fonction en assembleur :</text:p>
      <text:p text:style-name="P1"/>
      <text:p text:style-name="P1">pushl%ebp<text:tab/><text:tab/>//Sauver ebp</text:p>
      <text:p text:style-name="P1">movl%esp ,%ebp<text:tab/>//ebp sur la sauvegarde</text:p>
      <text:p text:style-name="P1">subl $nbr,%esp<text:tab/>//réserver de l'espace</text:p>
      <text:p text:style-name="P1"/>
      <text:p text:style-name="P2">« enter »</text:p>
      <text:p text:style-name="P1"/>
      <text:p text:style-name="P2">Épilogue :</text:p>
      <text:p text:style-name="P2">Pointer%esp sur %ebp </text:p>
      <text:p text:style-name="P2"/>
      <text:p text:style-name="P2">movl%ebp,%esp</text:p>
      <text:p text:style-name="P2">popl%ebp <text:s/>(dépiler ce qu'il y avait sur la pile, ebp / esp retrouve leur places, ebp = même valeur)</text:p>
      <text:p text:style-name="P2">ret</text:p>
      <text:p text:style-name="P2"/>
      <text:p text:style-name="P2">leave<text:tab/></text:p>
      <text:p text:style-name="P2"/>
      <text:p text:style-name="P2"/>
      <text:p text:style-name="P3">Passages d'arguments</text:p>
      <text:p text:style-name="P3">Passer par la pile </text:p>
      <text:p text:style-name="P3"><text:tab/></text:p>
      <text:p text:style-name="P3">+ nbr quelconque</text:p>
      <text:p text:style-name="P3">- la mémoire est lente</text:p>
      <text:p text:style-name="P3"/>
      <text:p text:style-name="P3">ou passer par des registres</text:p>
      <text:p text:style-name="P3"/>
      <text:p text:style-name="P3">+super rapide</text:p>
      <text:p text:style-name="P3">-nombre limité</text:p>
      <text:p text:style-name="P3">-il faut sauvegarder</text:p>
      <text:p text:style-name="P3"/>
      <text:p text:style-name="P3"/>
      <text:p text:style-name="P3">Sauvegardes de registres</text:p>
      <text:p text:style-name="P3"/>
      <text:p text:style-name="P3"/>
      <text:p text:style-name="P3">What every programmer should know about memory.</text:p>
      <text:p text:style-name="P3"/>
      <text:p text:style-name="P3"/>
      <text:p text:style-name="P3"/>
      <text:p text:style-name="P4">Toto : -string « Bonjour\n »</text:p>
      <text:p text:style-name="P4"/>
      <text:p text:style-name="P4"><text:tab/>movl $1234,%eax</text:p>
      <text:p text:style-name="P4"><text:tab/>pushl toto</text:p>
      <text:p text:style-name="P4"><text:tab/>call printf</text:p>
      <text:p text:style-name="P4"><text:tab/>addl $4%esp</text:p>
      <text:p text:style-name="P4"/>
      <text:p text:style-name="P4"><text:soft-page-break/>caller save (sauve les registres)</text:p>
      <text:p text:style-name="P4">callee save (qui est appelé et sauve les registres)</text:p>
      <text:p text:style-name="P4"/>
      <text:p text:style-name="P4"/>
      <text:p text:style-name="P5">gcc -S [-03] pgcd.c main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0:08:58.702268430</meta:creation-date>
    <dc:date>2015-10-12T11:56:42.285517862</dc:date>
    <meta:editing-duration>PT1M2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138" meta:character-count="808" meta:non-whitespace-character-count="691"/>
  </office:meta>
</office:document-meta>
</file>